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ext_20_body">
      <style:text-properties fo:color="#3399ff" officeooo:rsid="001a5655" officeooo:paragraph-rsid="001a5655"/>
    </style:style>
    <style:style style:name="P3"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4" style:family="paragraph" style:parent-style-name="Standard">
      <style:text-properties fo:color="#000000" officeooo:rsid="000db075" officeooo:paragraph-rsid="000db075"/>
    </style:style>
    <style:style style:name="P5" style:family="paragraph" style:parent-style-name="Standard">
      <style:text-properties fo:color="#000000" fo:font-weight="bold" officeooo:rsid="000db075" officeooo:paragraph-rsid="000db075" style:font-weight-asian="bold" style:font-weight-complex="bold"/>
    </style:style>
    <style:style style:name="P6" style:family="paragraph" style:parent-style-name="Standard">
      <style:text-properties fo:color="#000000" fo:font-weight="bold" officeooo:rsid="000f6792" officeooo:paragraph-rsid="000f6792" style:font-weight-asian="bold" style:font-weight-complex="bold"/>
    </style:style>
    <style:style style:name="P7" style:family="paragraph" style:parent-style-name="Standard">
      <style:text-properties fo:color="#000000" officeooo:rsid="0010d85b" officeooo:paragraph-rsid="0010d85b"/>
    </style:style>
    <style:style style:name="P8" style:family="paragraph" style:parent-style-name="Standard">
      <style:text-properties fo:color="#000000" officeooo:rsid="0011e764" officeooo:paragraph-rsid="0011e764"/>
    </style:style>
    <style:style style:name="P9" style:family="paragraph" style:parent-style-name="Standard">
      <style:text-properties fo:color="#000000" officeooo:rsid="0011e764" officeooo:paragraph-rsid="001664ae"/>
    </style:style>
    <style:style style:name="P10" style:family="paragraph" style:parent-style-name="Standard">
      <style:text-properties fo:color="#000000" officeooo:rsid="001207ba" officeooo:paragraph-rsid="001207ba"/>
    </style:style>
    <style:style style:name="P11" style:family="paragraph" style:parent-style-name="Standard">
      <style:text-properties fo:color="#000000" officeooo:rsid="001207ba" officeooo:paragraph-rsid="00264bd6"/>
    </style:style>
    <style:style style:name="P12" style:family="paragraph" style:parent-style-name="Standard">
      <style:text-properties fo:color="#000000" officeooo:rsid="0013210e" officeooo:paragraph-rsid="0013210e"/>
    </style:style>
    <style:style style:name="P13" style:family="paragraph" style:parent-style-name="Standard">
      <style:text-properties fo:color="#000000" officeooo:rsid="001664ae" officeooo:paragraph-rsid="001664ae"/>
    </style:style>
    <style:style style:name="P14" style:family="paragraph" style:parent-style-name="Standard">
      <style:text-properties fo:color="#000000" officeooo:rsid="0018391e" officeooo:paragraph-rsid="0018391e"/>
    </style:style>
    <style:style style:name="P15" style:family="paragraph" style:parent-style-name="Standard">
      <style:text-properties fo:color="#000000" officeooo:rsid="001b612b" officeooo:paragraph-rsid="001b612b"/>
    </style:style>
    <style:style style:name="P16" style:family="paragraph" style:parent-style-name="Standard">
      <style:text-properties fo:color="#000000" officeooo:rsid="001cfc54" officeooo:paragraph-rsid="001cfc54"/>
    </style:style>
    <style:style style:name="P17" style:family="paragraph" style:parent-style-name="Standard">
      <style:text-properties fo:color="#000000" officeooo:rsid="001f360c" officeooo:paragraph-rsid="001f360c"/>
    </style:style>
    <style:style style:name="P18" style:family="paragraph" style:parent-style-name="Standard">
      <style:text-properties fo:color="#000000" officeooo:rsid="002226b5" officeooo:paragraph-rsid="002226b5"/>
    </style:style>
    <style:style style:name="P19" style:family="paragraph" style:parent-style-name="Standard">
      <style:text-properties fo:color="#000000" officeooo:rsid="002611f9" officeooo:paragraph-rsid="002611f9"/>
    </style:style>
    <style:style style:name="P20" style:family="paragraph" style:parent-style-name="Standard">
      <style:text-properties fo:color="#000000" fo:font-weight="normal" officeooo:rsid="001f360c" officeooo:paragraph-rsid="001f360c" style:font-weight-asian="normal" style:font-weight-complex="normal"/>
    </style:style>
    <style:style style:name="P21" style:family="paragraph" style:parent-style-name="Standard">
      <style:text-properties fo:color="#000000" officeooo:rsid="00273773" officeooo:paragraph-rsid="00273773"/>
    </style:style>
    <style:style style:name="P22" style:family="paragraph" style:parent-style-name="Standard">
      <style:text-properties fo:color="#000000" officeooo:rsid="002899bd" officeooo:paragraph-rsid="002899bd"/>
    </style:style>
    <style:style style:name="P23" style:family="paragraph" style:parent-style-name="Standard">
      <style:text-properties officeooo:rsid="002899bd" officeooo:paragraph-rsid="002899bd"/>
    </style:style>
    <style:style style:name="P24" style:family="paragraph" style:parent-style-name="Preformatted_20_Text">
      <style:text-properties fo:color="#000000" officeooo:rsid="0010d85b" officeooo:paragraph-rsid="0010d85b"/>
    </style:style>
    <style:style style:name="P25" style:family="paragraph" style:parent-style-name="Preformatted_20_Text">
      <style:text-properties fo:color="#000000" officeooo:rsid="0011e764" officeooo:paragraph-rsid="0011e764"/>
    </style:style>
    <style:style style:name="P26" style:family="paragraph" style:parent-style-name="Preformatted_20_Text">
      <style:text-properties fo:color="#000000" officeooo:rsid="0011e764" officeooo:paragraph-rsid="001664ae"/>
    </style:style>
    <style:style style:name="P27" style:family="paragraph" style:parent-style-name="Preformatted_20_Text">
      <style:text-properties fo:color="#000000" officeooo:rsid="001207ba" officeooo:paragraph-rsid="001207ba"/>
    </style:style>
    <style:style style:name="P28" style:family="paragraph" style:parent-style-name="Preformatted_20_Text">
      <style:text-properties fo:color="#000000" officeooo:rsid="001f360c" officeooo:paragraph-rsid="001f360c"/>
    </style:style>
    <style:style style:name="P29" style:family="paragraph" style:parent-style-name="Preformatted_20_Text">
      <style:text-properties fo:color="#000000" officeooo:paragraph-rsid="001664ae"/>
    </style:style>
    <style:style style:name="P30" style:family="paragraph" style:parent-style-name="Preformatted_20_Text">
      <style:text-properties officeooo:paragraph-rsid="001664ae"/>
    </style:style>
    <style:style style:name="P31" style:family="paragraph" style:parent-style-name="Preformatted_20_Text">
      <style:paragraph-properties fo:margin-left="0cm" fo:margin-right="0cm" fo:margin-top="0cm" fo:margin-bottom="0cm" loext:contextual-spacing="false" fo:text-indent="0cm" style:auto-text-indent="false"/>
    </style:style>
    <style:style style:name="P32"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33"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34" style:family="paragraph" style:parent-style-name="Heading_20_1">
      <style:text-properties fo:color="#3399ff" officeooo:paragraph-rsid="00087da9"/>
    </style:style>
    <style:style style:name="P35" style:family="paragraph" style:parent-style-name="Heading_20_1">
      <style:text-properties fo:color="#3399ff" officeooo:rsid="000f6792" officeooo:paragraph-rsid="0010d85b"/>
    </style:style>
    <style:style style:name="P36" style:family="paragraph" style:parent-style-name="Heading_20_1">
      <style:text-properties fo:color="#3399ff" officeooo:rsid="000f6792" officeooo:paragraph-rsid="0010e8b7"/>
    </style:style>
    <style:style style:name="P37" style:family="paragraph" style:parent-style-name="Heading_20_1">
      <style:text-properties fo:color="#3399ff" officeooo:rsid="000f6792" officeooo:paragraph-rsid="0014c982"/>
    </style:style>
    <style:style style:name="P38" style:family="paragraph" style:parent-style-name="Heading_20_1">
      <style:text-properties fo:color="#3399ff" officeooo:rsid="001a5655" officeooo:paragraph-rsid="001a5655"/>
    </style:style>
    <style:style style:name="P39" style:family="paragraph" style:parent-style-name="Standard" style:list-style-name="L1">
      <style:text-properties fo:color="#000000" officeooo:rsid="000db075" officeooo:paragraph-rsid="000db075"/>
    </style:style>
    <style:style style:name="P40" style:family="paragraph" style:parent-style-name="Standard" style:list-style-name="L1">
      <style:text-properties fo:color="#000000" officeooo:rsid="000e5003" officeooo:paragraph-rsid="000e5003"/>
    </style:style>
    <style:style style:name="P41" style:family="paragraph" style:parent-style-name="Standard" style:list-style-name="L2">
      <style:text-properties fo:color="#000000" officeooo:rsid="000f6792" officeooo:paragraph-rsid="000f6792"/>
    </style:style>
    <style:style style:name="P42" style:family="paragraph" style:parent-style-name="Standard">
      <style:text-properties fo:color="#000000" fo:font-weight="normal" officeooo:rsid="001b612b" officeooo:paragraph-rsid="001b612b" style:font-weight-asian="normal" style:font-weight-complex="normal"/>
    </style:style>
    <style:style style:name="P43" style:family="paragraph" style:parent-style-name="Standard">
      <style:text-properties fo:color="#000000" officeooo:rsid="00298be7" officeooo:paragraph-rsid="00298be7"/>
    </style:style>
    <style:style style:name="T1" style:family="text">
      <style:text-properties fo:font-weight="bold" style:font-weight-asian="bold" style:font-weight-complex="bold"/>
    </style:style>
    <style:style style:name="T2" style:family="text">
      <style:text-properties fo:font-weight="bold" officeooo:rsid="001b612b" style:font-weight-asian="bold" style:font-weight-complex="bold"/>
    </style:style>
    <style:style style:name="T3" style:family="text">
      <style:text-properties fo:font-weight="bold" officeooo:rsid="00264bd6" style:font-weight-asian="bold" style:font-weight-complex="bold"/>
    </style:style>
    <style:style style:name="T4" style:family="text">
      <style:text-properties fo:color="#000000"/>
    </style:style>
    <style:style style:name="T5" style:family="text">
      <style:text-properties fo:color="#000000" fo:font-weight="bold" officeooo:rsid="00273773" style:font-weight-asian="bold" style:font-weight-complex="bold"/>
    </style:style>
    <style:style style:name="T6" style:family="text">
      <style:text-properties fo:color="#000000" officeooo:rsid="00273773"/>
    </style:style>
    <style:style style:name="T7" style:family="text">
      <style:text-properties fo:color="#000000" officeooo:rsid="00294a20"/>
    </style:style>
    <style:style style:name="T8" style:family="text">
      <style:text-properties officeooo:rsid="0009d2da"/>
    </style:style>
    <style:style style:name="T9" style:family="text">
      <style:text-properties officeooo:rsid="000e5003"/>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2611f9" style:font-weight-asian="normal" style:font-weight-complex="normal"/>
    </style:style>
    <style:style style:name="T14" style:family="text">
      <style:text-properties fo:color="#800080"/>
    </style:style>
    <style:style style:name="T15" style:family="text">
      <style:text-properties fo:color="#808000"/>
    </style:style>
    <style:style style:name="T16" style:family="text">
      <style:text-properties fo:color="#c0c0c0"/>
    </style:style>
    <style:style style:name="T17" style:family="text">
      <style:text-properties fo:color="#800000"/>
    </style:style>
    <style:style style:name="T18" style:family="text">
      <style:text-properties fo:color="#800000" officeooo:rsid="00264bd6"/>
    </style:style>
    <style:style style:name="T19" style:family="text">
      <style:text-properties fo:color="#000080"/>
    </style:style>
    <style:style style:name="T20" style:family="text">
      <style:text-properties style:text-underline-style="none"/>
    </style:style>
    <style:style style:name="T21" style:family="text">
      <style:text-properties fo:color="#008000"/>
    </style:style>
    <style:style style:name="T22" style:family="text">
      <style:text-properties officeooo:rsid="0018f8c5"/>
    </style:style>
    <style:style style:name="T23" style:family="text">
      <style:text-properties officeooo:rsid="001b612b"/>
    </style:style>
    <style:style style:name="T24" style:family="text">
      <style:text-properties officeooo:rsid="00212aea"/>
    </style:style>
    <style:style style:name="T25" style:family="text">
      <style:text-properties officeooo:rsid="00228568"/>
    </style:style>
    <style:style style:name="T26" style:family="text">
      <style:text-properties officeooo:rsid="00264bd6"/>
    </style:style>
    <style:style style:name="T27" style:family="text">
      <style:text-properties officeooo:rsid="00294a20"/>
    </style:style>
    <style:style style:name="T28" style:family="text">
      <style:text-properties officeooo:rsid="002a64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 : TP<text:span text:style-name="T8">2</text:span> – MOTEUR DE JEUX</text:p>
      <text:p text:style-name="P1">Vincent de Rousiers</text:p>
      <text:h text:style-name="P34" text:outline-level="1"><text:span text:style-name="T8">Question 1</text:span> :</text:h>
      <text:p text:style-name="P5">Actions des touches :</text:p>
      <text:list xml:id="list4755051590467123959" text:style-name="L1">
        <text:list-item>
          <text:p text:style-name="P39">A : <text:span text:style-name="T9">Rotation verticale vers le haut</text:span></text:p>
        </text:list-item>
        <text:list-item>
          <text:p text:style-name="P39">Z : <text:span text:style-name="T9">Zoom avant</text:span></text:p>
        </text:list-item>
        <text:list-item>
          <text:p text:style-name="P39">E : <text:span text:style-name="T9">Rotation verticale vers le bas</text:span></text:p>
        </text:list-item>
        <text:list-item>
          <text:p text:style-name="P39">Q : <text:span text:style-name="T9">Rotation horizontale vers la gauche</text:span></text:p>
        </text:list-item>
        <text:list-item>
          <text:p text:style-name="P39">S : <text:span text:style-name="T9">Zoom arrière</text:span></text:p>
        </text:list-item>
        <text:list-item>
          <text:p text:style-name="P40">D : Rotation horizontale vers la droite</text:p>
        </text:list-item>
        <text:list-item>
          <text:p text:style-name="P39">W : <text:span text:style-name="T9">Modifier le mode de visualisation (Point, triangle etc...)</text:span></text:p>
        </text:list-item>
        <text:list-item>
          <text:p text:style-name="P39">X : <text:span text:style-name="T9">Changer la map à visualiser</text:span></text:p>
        </text:list-item>
      </text:list>
      <text:p text:style-name="P4"/>
      <text:p text:style-name="P6">Paramètres :</text:p>
      <text:list xml:id="list122559062706043246" text:style-name="L2">
        <text:list-item>
          <text:p text:style-name="P41">etat : sert à stocker le mode d'affichage de la map (etat à 0 map représentée par des points, etat à 1 <text:s/>map représentée par des lignes etc.)</text:p>
        </text:list-item>
        <text:list-item>
          <text:p text:style-name="P41">ss : sert à stocker le zoom (le multiplicateur de la matrice)</text:p>
        </text:list-item>
        <text:list-item>
          <text:p text:style-name="P41">rotX : stocke l'angle représentant u<text:span text:style-name="T24">n</text:span>e rotation à effectuer sur la matrice, cet angle associé à un vecteur (1,0,0) va donc réaliser une rotation sur l'axe vertical </text:p>
        </text:list-item>
        <text:list-item>
          <text:p text:style-name="P41">rotY : tout comme rotX, mais associé à un vecteur (0,0,1) afin d'effectuer la rotation sur l'axe horizontal</text:p>
        </text:list-item>
      </text:list>
      <text:p text:style-name="P16"/>
      <text:h text:style-name="P35" text:outline-level="1"><text:span text:style-name="T8">Question 2</text:span> :</text:h>
      <text:p text:style-name="P7">Création de deux attributs, <text:span text:style-name="T11">fps</text:span> et <text:span text:style-name="T11">timer</text:span>, dans la classe <text:span text:style-name="T1">gamewindow</text:span> afin de stocker la fréquence et l'état du timer, puis ajout d'un constructeur prenant en paramètre un int pour initialiser <text:span text:style-name="T11">fps</text:span>.</text:p>
      <text:p text:style-name="P7">Ce constructeur se contente d'affecter le int à <text:span text:style-name="T11">fps</text:span> et de créer et démarrer un nouveau timer basé sur l'attribut précédent.</text:p>
      <text:p text:style-name="P7"/>
      <text:p text:style-name="P24"><text:span text:style-name="T14">GameWindow</text:span>::GameWindow(<text:span text:style-name="T15">int</text:span><text:span text:style-name="T16"> </text:span>i){</text:p>
      <text:p text:style-name="P31"><text:span text:style-name="T16"><text:s text:c="4"/></text:span><text:span text:style-name="T17">fps</text:span><text:span text:style-name="T16"> </text:span><text:span text:style-name="T4">=</text:span><text:span text:style-name="T16"> </text:span><text:span text:style-name="T4">i;</text:span></text:p>
      <text:p text:style-name="P31"><text:span text:style-name="T16"><text:s text:c="4"/></text:span><text:span text:style-name="T17">timer</text:span><text:span text:style-name="T16"> </text:span><text:span text:style-name="T4">=</text:span><text:span text:style-name="T16"> </text:span><text:span text:style-name="T15">new</text:span><text:span text:style-name="T16"> </text:span><text:span text:style-name="T14">QTimer</text:span><text:span text:style-name="T4">(</text:span><text:span text:style-name="T15">this</text:span><text:span text:style-name="T4">);</text:span></text:p>
      <text:p text:style-name="P31"><text:span text:style-name="T16"><text:s text:c="4"/></text:span><text:span text:style-name="T17">timer</text:span><text:span text:style-name="T4">-&gt;connect(</text:span><text:span text:style-name="T17">timer</text:span><text:span text:style-name="T4">,</text:span><text:span text:style-name="T16"> </text:span><text:span text:style-name="T15">SIGNAL</text:span><text:span text:style-name="T4">(</text:span>timeout<text:span text:style-name="T4">()),</text:span><text:span text:style-name="T16"> </text:span><text:span text:style-name="T15">this</text:span><text:span text:style-name="T4">,</text:span><text:span text:style-name="T16"> </text:span><text:span text:style-name="T15">SLOT</text:span><text:span text:style-name="T4">(</text:span>renderNow<text:span text:style-name="T4">()));</text:span></text:p>
      <text:p text:style-name="P31"><text:span text:style-name="T16"><text:s text:c="4"/></text:span><text:span text:style-name="T17">timer</text:span><text:span text:style-name="T4">-&gt;start(</text:span><text:span text:style-name="T19">1000</text:span><text:span text:style-name="T16"> </text:span><text:span text:style-name="T4">/</text:span><text:span text:style-name="T16"> </text:span><text:span text:style-name="T15">this</text:span><text:span text:style-name="T4">-&gt;getFps());</text:span></text:p>
      <text:p text:style-name="P32">}</text:p>
      <text:p text:style-name="P7"/>
      <text:p text:style-name="P7">Rajout également d'un getter, getFps(), qui permet de récuper<text:span text:style-name="T26">er</text:span> la valeur de l'attribut <text:span text:style-name="T11">fps</text:span>.</text:p>
      <text:p text:style-name="P7"/>
      <text:p text:style-name="P7"/>
      <text:h text:style-name="P36" text:outline-level="1"><text:span text:style-name="T8">Question 3</text:span> :</text:h>
      <text:p text:style-name="P7"/>
      <text:p text:style-name="P7">C<text:span text:style-name="T23">réation dans le main de 4 instances </text:span><text:span text:style-name="T2">gamewindow</text:span><text:span text:style-name="T23"> différentes (window1, window30, window60 et window120) respectivement à 1, 30, 60 et 120 fps.</text:span></text:p>
      <text:p text:style-name="P15">Ajout dans la classe <text:s/><text:span text:style-name="T1">gamewindow </text:span><text:span text:style-name="T12">d'un setter setCam() qui permet d'attribuer une nouvelle caméra à l'instance </text:span><text:span text:style-name="T1">gamewindow</text:span><text:span text:style-name="T12">.</text:span></text:p>
      <text:p text:style-name="P42"/>
      <text:p text:style-name="P20"><text:soft-page-break/>Dans le main : </text:p>
      <text:p text:style-name="P20"/>
      <text:p text:style-name="P28"><text:span text:style-name="T14"><text:tab/>Camera</text:span><text:span text:style-name="T16"> </text:span>*c<text:span text:style-name="T16"> </text:span>=<text:span text:style-name="T16"> </text:span><text:span text:style-name="T15">new</text:span><text:span text:style-name="T16"> </text:span><text:span text:style-name="T14">Camera</text:span>();</text:p>
      <text:p text:style-name="P33"><text:s text:c="4"/></text:p>
      <text:p text:style-name="P31"><text:span text:style-name="T16"><text:tab/></text:span><text:span text:style-name="T4">window1.setCam(c);</text:span></text:p>
      <text:p text:style-name="P31"><text:span text:style-name="T16"><text:tab/></text:span><text:span text:style-name="T4">window30.setCam(c);</text:span></text:p>
      <text:p text:style-name="P31"><text:span text:style-name="T16"><text:tab/></text:span><text:span text:style-name="T4">window60.setCam(c);</text:span></text:p>
      <text:p text:style-name="P31"><text:span text:style-name="T16"><text:tab/></text:span><text:span text:style-name="T4">window120.setCam(c);</text:span></text:p>
      <text:p text:style-name="P17"/>
      <text:p text:style-name="P18"><text:span text:style-name="T12">Les 4 instances possédent ainsi toutes la même caméra. </text:span><text:span text:style-name="T13">Toutes les actions se basant sur la caméra seront dont réalisées dans les 4 fenêtres (à savoir les rotations, les zooms et les changements d'états).</text:span></text:p>
      <text:p text:style-name="P19"><text:span text:style-name="T13">S</text:span><text:span text:style-name="T12">euls le changement de fréquence et le changement de map restent spécifiques à chaque fenêtre.</text:span></text:p>
      <text:h text:style-name="P36" text:outline-level="1"><text:span text:style-name="T8">Question 4</text:span> :</text:h>
      <text:p text:style-name="P7"/>
      <text:p text:style-name="P8">Ajout d'un attribut <text:span text:style-name="T11">tourniquet</text:span> dans la classe <text:span text:style-name="T1">gamewindow</text:span>, il s'agit d'un boolean <text:span text:style-name="T27">représentant</text:span> l'état de la visualisation, qui tourne ou non <text:span text:style-name="T25">sur l'axe Y.</text:span></text:p>
      <text:p text:style-name="P8">On prend donc ce nouvel attribut en compte dans la fonction <text:span text:style-name="T20">keyPressEvent </text:span>:</text:p>
      <text:p text:style-name="P8"/>
      <text:p text:style-name="P25"><text:span text:style-name="T15">void</text:span><text:span text:style-name="T16"> </text:span><text:span text:style-name="T14">GameWindow</text:span>::<text:span text:style-name="T10">keyPressEvent</text:span>(<text:span text:style-name="T14">QKeyEvent</text:span><text:span text:style-name="T16"> </text:span>*event)</text:p>
      <text:p text:style-name="P8">{</text:p>
      <text:p text:style-name="P8">...</text:p>
      <text:p text:style-name="P25"><text:span text:style-name="T15"><text:tab/>case</text:span><text:span text:style-name="T16"> </text:span><text:span text:style-name="T21">'C'</text:span>:</text:p>
      <text:p text:style-name="P31"><text:span text:style-name="T16"><text:s text:c="8"/></text:span><text:span text:style-name="T17">tourniquet</text:span><text:span text:style-name="T16"> </text:span><text:span text:style-name="T4">=</text:span><text:span text:style-name="T16"> </text:span><text:span text:style-name="T4">!</text:span><text:span text:style-name="T17">tourniquet</text:span><text:span text:style-name="T4">;</text:span></text:p>
      <text:p text:style-name="P31"><text:span text:style-name="T16"><text:s text:c="8"/></text:span><text:span text:style-name="T15">break</text:span><text:span text:style-name="T4">;</text:span></text:p>
      <text:p text:style-name="P8">…</text:p>
      <text:p text:style-name="P8">}</text:p>
      <text:p text:style-name="P12">Si on tourne et qu'on presse 'C', on arrête de tourner et inversement.</text:p>
      <text:p text:style-name="P8"/>
      <text:p text:style-name="P10">Et dans le render, si on tournicote :</text:p>
      <text:p text:style-name="P10"/>
      <text:p text:style-name="P27"><text:span text:style-name="T15"><text:tab/>if</text:span>(<text:span text:style-name="T17">tourniquet</text:span>){</text:p>
      <text:p text:style-name="P31"><text:span text:style-name="T16"><text:s text:c="8"/></text:span><text:span text:style-name="T17">cam</text:span><text:span text:style-name="T4">.setRotY(</text:span><text:span text:style-name="T17">cam</text:span><text:span text:style-name="T4">.getRotY()</text:span><text:span text:style-name="T16"> </text:span><text:span text:style-name="T4">+</text:span><text:span text:style-name="T16"> </text:span><text:span text:style-name="T17">rotation</text:span><text:span text:style-name="T4">);</text:span></text:p>
      <text:p text:style-name="P31"><text:span text:style-name="T16"><text:s text:c="4"/><text:tab/></text:span><text:span text:style-name="T4">}</text:span></text:p>
      <text:p text:style-name="P10"/>
      <text:p text:style-name="P10">Le fait de tourner n'empêche pas l'utilisateur de zoomer.</text:p>
      <text:p text:style-name="P11"><text:span text:style-name="T17">rotation</text:span> <text:span text:style-name="T26">est un attribut de </text:span><text:span text:style-name="T3">gamewindow</text:span><text:span text:style-name="T26"> (tout comme </text:span><text:span text:style-name="T18">zoom</text:span><text:span text:style-name="T26"> ) qui permet de stocker les pas de rotation ou de zoom.</text:span></text:p>
      <text:p text:style-name="P10"/>
      <text:p text:style-name="P10"/>
      <text:h text:style-name="P37" text:outline-level="1"><text:span text:style-name="T8">Question 5</text:span> :</text:h>
      <text:p text:style-name="P10"/>
      <text:p text:style-name="P13">Tout comme dans la question 4, on modifie la fonction keyPressEvent :</text:p>
      <text:p text:style-name="P13"/>
      <text:p text:style-name="P26"><text:span text:style-name="T15">void</text:span><text:span text:style-name="T16"> </text:span><text:span text:style-name="T14">GameWindow</text:span>::<text:span text:style-name="T10">keyPressEvent</text:span>(<text:span text:style-name="T14">QKeyEvent</text:span><text:span text:style-name="T16"> </text:span>*event)</text:p>
      <text:p text:style-name="P9">{</text:p>
      <text:p text:style-name="P9">...</text:p>
      <text:p text:style-name="P30"><text:span text:style-name="T15">case</text:span><text:span text:style-name="T16"> </text:span><text:span text:style-name="T21">'P'</text:span><text:span text:style-name="T4">:</text:span></text:p>
      <text:p text:style-name="P31"><text:span text:style-name="T16"><text:s text:c="8"/></text:span><text:span text:style-name="T17">fps</text:span><text:span text:style-name="T16"> </text:span><text:span text:style-name="T4">*=</text:span><text:span text:style-name="T16"> </text:span><text:span text:style-name="T19">2</text:span><text:span text:style-name="T4">;</text:span></text:p>
      <text:p text:style-name="P31"><text:span text:style-name="T16"><text:s text:c="8"/></text:span><text:span text:style-name="T15">if</text:span><text:span text:style-name="T4">(</text:span><text:span text:style-name="T17">fps</text:span><text:span text:style-name="T16"> </text:span><text:span text:style-name="T4">&lt;</text:span><text:span text:style-name="T16"> </text:span><text:span text:style-name="T19">240</text:span><text:span text:style-name="T4">){</text:span></text:p>
      <text:p text:style-name="P31"><text:span text:style-name="T16"><text:s text:c="12"/></text:span><text:span text:style-name="T17">fps</text:span><text:span text:style-name="T16"> </text:span><text:span text:style-name="T4">=</text:span><text:span text:style-name="T16"> </text:span><text:span text:style-name="T19">240</text:span><text:span text:style-name="T4">;</text:span><text:span text:style-name="T21">//limitation</text:span></text:p>
      <text:p text:style-name="P31"><text:span text:style-name="T16"><text:s text:c="8"/></text:span><text:span text:style-name="T4">}</text:span></text:p>
      <text:p text:style-name="P31"><text:soft-page-break/><text:span text:style-name="T16"><text:s text:c="8"/></text:span><text:span text:style-name="T17">timer</text:span><text:span text:style-name="T4">-&gt;setInterval(</text:span><text:span text:style-name="T19">1000</text:span><text:span text:style-name="T16"> </text:span><text:span text:style-name="T4">/</text:span><text:span text:style-name="T16"> </text:span><text:span text:style-name="T17">fps</text:span><text:span text:style-name="T4">);</text:span></text:p>
      <text:p text:style-name="P31"><text:span text:style-name="T16"><text:s text:c="8"/></text:span><text:span text:style-name="T15">break</text:span><text:span text:style-name="T4">;</text:span></text:p>
      <text:p text:style-name="P31"><text:span text:style-name="T16"><text:s text:c="4"/></text:span><text:span text:style-name="T15">case</text:span><text:span text:style-name="T16"> </text:span><text:span text:style-name="T21">'M'</text:span><text:span text:style-name="T4">:</text:span></text:p>
      <text:p text:style-name="P31"><text:span text:style-name="T16"><text:s text:c="8"/></text:span><text:span text:style-name="T17">fps</text:span><text:span text:style-name="T16"> </text:span><text:span text:style-name="T4">/=</text:span><text:span text:style-name="T16"> </text:span><text:span text:style-name="T19">2</text:span><text:span text:style-name="T4">;</text:span></text:p>
      <text:p text:style-name="P31"><text:span text:style-name="T16"><text:s text:c="8"/></text:span><text:span text:style-name="T15">if</text:span><text:span text:style-name="T4">(</text:span><text:span text:style-name="T17">fps</text:span><text:span text:style-name="T16"> </text:span><text:span text:style-name="T4">&lt;</text:span><text:span text:style-name="T16"> </text:span><text:span text:style-name="T19">1</text:span><text:span text:style-name="T4">){</text:span></text:p>
      <text:p text:style-name="P31"><text:span text:style-name="T16"><text:s text:c="12"/></text:span><text:span text:style-name="T17">fps</text:span><text:span text:style-name="T16"> </text:span><text:span text:style-name="T4">=</text:span><text:span text:style-name="T16"> </text:span><text:span text:style-name="T19">1</text:span><text:span text:style-name="T4">;</text:span><text:span text:style-name="T21">//limitation</text:span></text:p>
      <text:p text:style-name="P31"><text:span text:style-name="T16"><text:s text:c="8"/></text:span><text:span text:style-name="T4">}</text:span></text:p>
      <text:p text:style-name="P31"><text:span text:style-name="T16"><text:s text:c="8"/></text:span><text:span text:style-name="T17">timer</text:span><text:span text:style-name="T4">-&gt;setInterval(</text:span><text:span text:style-name="T19">1000</text:span><text:span text:style-name="T16"> </text:span><text:span text:style-name="T4">/</text:span><text:span text:style-name="T16"> </text:span><text:span text:style-name="T17">fps</text:span><text:span text:style-name="T4">);</text:span></text:p>
      <text:p text:style-name="P31"><text:span text:style-name="T16"><text:s text:c="8"/></text:span><text:span text:style-name="T15">break</text:span><text:span text:style-name="T4">;</text:span></text:p>
      <text:p text:style-name="P29"/>
      <text:p text:style-name="P9">…</text:p>
      <text:p text:style-name="P9">}</text:p>
      <text:p text:style-name="P13"/>
      <text:p text:style-name="P14">Avec une limitation de la fréquence à la hausse et à la baisse <text:span text:style-name="T22">ainsi que l'actualisation du timer.</text:span></text:p>
      <text:p text:style-name="P43">Cette limitation est nécessaire car le programme ne pourra pas rendre un affichage supérieur à un certain nombre de fps, ni inférieur. De plus, l'utilisateur ne verra pas la différence une fois que les fps auront atteint une valeur suffisam<text:span text:style-name="T28">m</text:span>ent élevée.</text:p>
      <text:p text:style-name="P14"/>
      <text:h text:style-name="P38" text:outline-level="1">Bonus :</text:h>
      <text:p text:style-name="P2"/>
      <text:p text:style-name="Standard"><text:span text:style-name="T5">gamewindow</text:span><text:span text:style-name="T6"> hérite de </text:span><text:span text:style-name="T5">openglwindow</text:span><text:span text:style-name="T6"> car celle-ci hérite de </text:span><text:span text:style-name="T5">QWindow</text:span><text:span text:style-name="T6">, or </text:span><text:span text:style-name="T5">gamewindow</text:span><text:span text:style-name="T6"> a pour but d'afficher une carte d</text:span><text:span text:style-name="T7">e </text:span><text:span text:style-name="T6">hauteur dans une </text:span><text:span text:style-name="T7">fenêtre.</text:span><text:span text:style-name="T6"> De plus </text:span><text:span text:style-name="T5">gamewindow</text:span><text:span text:style-name="T6"> utilise des fonctions opengl et </text:span><text:span text:style-name="T5">openglwindow</text:span><text:span text:style-name="T6"> hérite aussi de </text:span><text:span text:style-name="T1">QopenGLFunctions</text:span><text:span text:style-name="T14">.</text:span></text:p>
      <text:p text:style-name="P23"><text:span text:style-name="T1">gamewindow</text:span> nécessite donc les deux héritages de <text:span text:style-name="T1">openglwindow</text:span>.</text:p>
      <text:p text:style-name="P21"/>
      <text:p text:style-name="P21">L'avantage de procéder à <text:s/>cet héritage est de stocker toutes les fonctions de gestion de la <text:span text:style-name="T27">fenêtre</text:span> dans une classe et tout ce qui concerne la carte dans une autre. Comme pour la création de la caméra, on compartimente le code, ce qui le rend plus lisible et plus simple à modifier.</text:p>
      <text:p text:style-name="P21"/>
      <text:p text:style-name="P22">L'inconvénient est de devoir vérifer dans la classe parente les redéfinitions de fonctions et de s'assurer qu'elles correspondent à l'usage que l'on souhaite.</text:p>
      <text:p text:style-name="P21"/>
      <text:p text:style-name="P21">On pourrait éviter cet héritage en faisant directement hériter <text:span text:style-name="T1">QWindow</text:span> à <text:span text:style-name="T1">gamewindow</text:span>.</text:p>
      <text:p text:style-name="P10"/>
      <text:p text:style-name="P10"/>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0-01T15:19:37.786000000</dc:date>
    <meta:editing-duration>PT6H24M28S</meta:editing-duration>
    <meta:editing-cycles>33</meta:editing-cycles>
    <meta:document-statistic meta:table-count="0" meta:image-count="0" meta:object-count="0" meta:page-count="3" meta:paragraph-count="86" meta:word-count="714" meta:character-count="4449" meta:non-whitespace-character-count="3662"/>
  </office:meta>
</office:document-meta>
</file>